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8" style:family="paragraph" style:parent-style-name="Standard">
      <style:text-properties officeooo:rsid="000209c2" officeooo:paragraph-rsid="000209c2"/>
    </style:style>
    <style:style style:name="P9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10" style:family="paragraph" style:parent-style-name="Standard">
      <style:text-properties fo:color="#d4d4d4" loext:opacity="100%" style:font-name="Roboto Mono,monospace" fo:font-size="10.5pt" fo:font-weight="normal" officeooo:rsid="000209c2" officeooo:paragraph-rsid="000209c2" fo:background-color="#1e1e1e"/>
    </style:style>
    <style:style style:name="P11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6272a4" loext:opacity="100%" style:font-name="Roboto Mono,monospace" fo:font-size="10.5pt" fo:font-weight="normal" fo:background-color="#1e1e1e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26262" loext:opacity="100%" fo:letter-spacing="normal" loext:padding="0cm" loext:border="none"/>
    </style:style>
    <style:style style:name="T3" style:family="text">
      <style:text-properties fo:color="#ff79c6" loext:opacity="100%"/>
    </style:style>
    <style:style style:name="T4" style:family="text">
      <style:text-properties fo:color="#50fa7b" loext:opacity="100%"/>
    </style:style>
    <style:style style:name="T5" style:family="text">
      <style:text-properties fo:color="#ffffff" loext:opacity="100%"/>
    </style:style>
    <style:style style:name="T6" style:family="text">
      <style:text-properties fo:color="#ffb86c" loext:opacity="100%"/>
    </style:style>
    <style:style style:name="T7" style:family="text">
      <style:text-properties fo:color="#bd93f9" loext:opacity="100%"/>
    </style:style>
    <style:style style:name="T8" style:family="text">
      <style:text-properties fo:color="#f1fa8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m of even &amp; odd</text:p>
      <text:p text:style-name="P7">Send Feedback</text:p>
      <text:h text:style-name="P1" text:outline-level="4"><text:bookmark text:name="write-a-program-to-input-an-integer-n-and-print-the-sum-of-all-its-even-digits-and-sum-of-all-its-odd-digits-separately"/><text:span text:style-name="T1">Write a program to input an integer </text:span><text:span text:style-name="Emphasis"><text:span text:style-name="Strong_20_Emphasis"><text:span text:style-name="T1">'n'</text:span></text:span></text:span><text:span text:style-name="T1"> and print the sum of all its even digits and sum of all its odd digits separately.</text:span></text:h>
      <text:p text:style-name="P14"/>
      <text:h text:style-name="P2" text:outline-level="4"><text:bookmark text:name="digits-mean-numbers-not-the-places-that-is-if-the-given-integer-is-132456-even-digits-are-2-4-and-6-and-odd-digits-are-1-3-and-5"/>Digits mean numbers, not the places! That is, if the given integer is "132456", even digits are 2, 4 and 6 and odd digits are 1, 3 and 5.</text:h>
      <text:p text:style-name="P14"/>
      <text:h text:style-name="P3" text:outline-level="5"><text:bookmark text:name="example"/>Example :</text:h>
      <text:p text:style-name="P4"><text:span text:style-name="Source_20_Text"><text:span text:style-name="T1">Input: 'n' = 132456</text:span></text:span></text:p>
      <text:p text:style-name="P5"/>
      <text:p text:style-name="P5"><text:span text:style-name="Source_20_Text"><text:span text:style-name="T1">Output: 12 9</text:span></text:span></text:p>
      <text:p text:style-name="P5"/>
      <text:p text:style-name="P5"><text:span text:style-name="Source_20_Text"><text:span text:style-name="T1">Explanation:</text:span></text:span></text:p>
      <text:p text:style-name="P5"><text:span text:style-name="Source_20_Text"><text:span text:style-name="T1">The sum of even digits = 2 + 4 + 6 = 12</text:span></text:span></text:p>
      <text:p text:style-name="P5"><text:span text:style-name="Source_20_Text"><text:span text:style-name="T1">The sum of odd digits = 1 + 3 + 5 = 9</text:span></text:span></text:p>
      <text:h text:style-name="P3" text:outline-level="5"><text:bookmark text:name="input-format"/>Input format :</text:h>
      <text:p text:style-name="P4"><text:span text:style-name="Source_20_Text"><text:span text:style-name="T2"><text:s/></text:span></text:span><text:span text:style-name="Source_20_Text"><text:span text:style-name="T1">The first line contains an integer 'n'.</text:span></text:span></text:p>
      <text:p text:style-name="P14"/>
      <text:h text:style-name="P3" text:outline-level="5"><text:bookmark text:name="output-format"/>Output format :</text:h>
      <text:p text:style-name="P4"><text:span text:style-name="Source_20_Text"><text:span text:style-name="T1">In a single line, print two space separated integers, first the sum of even digits, and then the sum of odd digits.</text:span></text:span></text:p>
      <text:h text:style-name="P3" text:outline-level="5">Sample Input 1:</text:h>
      <text:p text:style-name="P4"><text:span text:style-name="Source_20_Text"><text:span text:style-name="T1">132456</text:span></text:span></text:p>
      <text:p text:style-name="P14"/>
      <text:h text:style-name="P3" text:outline-level="5">Sample Output 1:</text:h>
      <text:p text:style-name="P4"><text:span text:style-name="Source_20_Text"><text:span text:style-name="T1">12 9</text:span></text:span></text:p>
      <text:p text:style-name="P14"/>
      <text:h text:style-name="P3" text:outline-level="5">Explanation of sample input 1 :</text:h>
      <text:p text:style-name="P4"><text:span text:style-name="Source_20_Text"><text:span text:style-name="T1">The sum of even digits = 2 + 4 + 6 = 12</text:span></text:span></text:p>
      <text:p text:style-name="P5"><text:span text:style-name="Source_20_Text"><text:span text:style-name="T1">The sum of odd digits = 1 + 3 + 5 = 9</text:span></text:span></text:p>
      <text:p text:style-name="P14"/>
      <text:h text:style-name="P3" text:outline-level="5">Sample Input 2:</text:h>
      <text:p text:style-name="P4"><text:span text:style-name="Source_20_Text"><text:span text:style-name="T1">552245</text:span></text:span></text:p>
      <text:p text:style-name="P14"/>
      <text:h text:style-name="P3" text:outline-level="5">Sample Output 2:</text:h>
      <text:p text:style-name="P4"><text:span text:style-name="Source_20_Text"><text:span text:style-name="T1">8 15</text:span></text:span></text:p>
      <text:p text:style-name="P14"/>
      <text:h text:style-name="P3" text:outline-level="5">Expected time complexity :</text:h>
      <text:p text:style-name="P4"><text:span text:style-name="Source_20_Text"><text:span text:style-name="T1">The expected time complexity is O(log(n)).</text:span></text:span></text:p>
      <text:p text:style-name="P14"/>
      <text:h text:style-name="P3" text:outline-level="5">Constraints:</text:h>
      <text:p text:style-name="P4"><text:span text:style-name="Source_20_Text"><text:span text:style-name="T1">0 &lt;= 'n' &lt;= 10 ^ 8</text:span></text:span></text:p>
      <text:p text:style-name="Standard"/>
      <text:p text:style-name="Standard"/>
      <text:p text:style-name="P8">Answer:-</text:p>
      <text:p text:style-name="P8"/>
      <text:p text:style-name="P10"><text:span text:style-name="T3">import</text:span> <text:span text:style-name="T4">java</text:span><text:span text:style-name="T5">.</text:span><text:span text:style-name="T4">util</text:span><text:span text:style-name="T5">.</text:span><text:span text:style-name="T4">Scanner</text:span><text:span text:style-name="T5">;</text:span></text:p>
      <text:p text:style-name="P9"><text:span text:style-name="T3">public</text:span> <text:span text:style-name="T3">class</text:span> <text:span text:style-name="T4">Main</text:span> <text:span text:style-name="T5">{</text:span></text:p>
      <text:p text:style-name="P9"><text:span text:style-name="T3">public</text:span> <text:span text:style-name="T3">static</text:span> <text:span text:style-name="T6">void</text:span> <text:span text:style-name="T4">main</text:span><text:span text:style-name="T5">(</text:span><text:span text:style-name="T4">String</text:span><text:span text:style-name="T5">[]</text:span> <text:span text:style-name="T4">args</text:span><text:span text:style-name="T5">)</text:span> <text:span text:style-name="T5">{</text:span></text:p>
      <text:p text:style-name="P9"><text:span text:style-name="T4">Scanner</text:span> <text:span text:style-name="T4">s</text:span><text:span text:style-name="T5">=</text:span><text:span text:style-name="T3">new</text:span> <text:span text:style-name="T4">Scanner</text:span><text:span text:style-name="T5">(</text:span><text:span text:style-name="T4">System</text:span><text:span text:style-name="T5">.</text:span><text:span text:style-name="T4">in</text:span><text:span text:style-name="T5">);</text:span> </text:p>
      <text:p text:style-name="P9"><text:span text:style-name="T6">int</text:span> <text:span text:style-name="T4">num</text:span><text:span text:style-name="T5">=</text:span><text:span text:style-name="T4">s</text:span><text:span text:style-name="T5">.</text:span><text:span text:style-name="T4">nextInt</text:span><text:span text:style-name="T5">();</text:span></text:p>
      <text:p text:style-name="P9"><text:span text:style-name="T6">int</text:span> <text:span text:style-name="T4">temp</text:span><text:span text:style-name="T5">=</text:span><text:span text:style-name="T4">num</text:span><text:span text:style-name="T5">;</text:span></text:p>
      <text:p text:style-name="P9"><text:soft-page-break/><text:span text:style-name="T6">int</text:span> <text:span text:style-name="T4">sum1</text:span><text:span text:style-name="T5">=</text:span><text:span text:style-name="T7">0</text:span><text:span text:style-name="T5">;</text:span></text:p>
      <text:p text:style-name="P9"><text:span text:style-name="T6">int</text:span> <text:span text:style-name="T4">sum2</text:span><text:span text:style-name="T5">=</text:span><text:span text:style-name="T7">0</text:span><text:span text:style-name="T5">;</text:span></text:p>
      <text:p text:style-name="P9"><text:span text:style-name="T3">while</text:span><text:span text:style-name="T5">(</text:span><text:span text:style-name="T4">temp</text:span><text:span text:style-name="T5">!=</text:span><text:span text:style-name="T7">0</text:span><text:span text:style-name="T5">)</text:span></text:p>
      <text:p text:style-name="P11">{</text:p>
      <text:p text:style-name="P9"><text:span text:style-name="T6">int</text:span> <text:span text:style-name="T4">rem</text:span><text:span text:style-name="T5">=</text:span><text:span text:style-name="T4">temp</text:span><text:span text:style-name="T5">%</text:span><text:span text:style-name="T7">10</text:span><text:span text:style-name="T5">;</text:span></text:p>
      <text:p text:style-name="P9"><text:span text:style-name="T3">if</text:span><text:span text:style-name="T5">(</text:span><text:span text:style-name="T4">rem</text:span><text:span text:style-name="T5">%</text:span><text:span text:style-name="T7">2</text:span><text:span text:style-name="T5">==</text:span><text:span text:style-name="T7">0</text:span><text:span text:style-name="T5">)</text:span></text:p>
      <text:p text:style-name="P11">{</text:p>
      <text:p text:style-name="P9"><text:span text:style-name="T4">sum1</text:span><text:span text:style-name="T5">=</text:span><text:span text:style-name="T4">sum1</text:span><text:span text:style-name="T5">+</text:span><text:span text:style-name="T4">rem</text:span><text:span text:style-name="T5">;</text:span></text:p>
      <text:p text:style-name="P11">}</text:p>
      <text:p text:style-name="P9"><text:span text:style-name="T3">if</text:span><text:span text:style-name="T5">(</text:span><text:span text:style-name="T4">rem</text:span><text:span text:style-name="T5">%</text:span><text:span text:style-name="T7">2</text:span><text:span text:style-name="T5">!=</text:span><text:span text:style-name="T7">0</text:span><text:span text:style-name="T5">)</text:span></text:p>
      <text:p text:style-name="P11">{</text:p>
      <text:p text:style-name="P9"><text:span text:style-name="T4">sum2</text:span><text:span text:style-name="T5">=</text:span><text:span text:style-name="T4">sum2</text:span><text:span text:style-name="T5">+</text:span><text:span text:style-name="T4">rem</text:span><text:span text:style-name="T5">;</text:span></text:p>
      <text:p text:style-name="P9"><text:span text:style-name="T5">}</text:span> </text:p>
      <text:p text:style-name="P12">// System.out.println(sum2);</text:p>
      <text:p text:style-name="P9"><text:span text:style-name="T4">temp</text:span><text:span text:style-name="T5">=</text:span><text:span text:style-name="T4">temp</text:span><text:span text:style-name="T5">/</text:span><text:span text:style-name="T7">10</text:span><text:span text:style-name="T5">;</text:span></text:p>
      <text:p text:style-name="P11">}</text:p>
      <text:p text:style-name="P9"><text:span text:style-name="T4">System</text:span><text:span text:style-name="T5">.</text:span><text:span text:style-name="T4">out</text:span><text:span text:style-name="T5">.</text:span><text:span text:style-name="T4">println</text:span><text:span text:style-name="T5">(</text:span><text:span text:style-name="T4">sum1</text:span><text:span text:style-name="T5">+</text:span><text:span text:style-name="T8">" "</text:span><text:span text:style-name="T5">+</text:span><text:span text:style-name="T4">sum2</text:span><text:span text:style-name="T5">);</text:span></text:p>
      <text:p text:style-name="P13"/>
      <text:p text:style-name="P11">}</text:p>
      <text:p text:style-name="P11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53:24.803020022</meta:creation-date>
    <dc:date>2023-07-08T09:54:01.363187170</dc:date>
    <meta:editing-duration>PT38S</meta:editing-duration>
    <meta:editing-cycles>1</meta:editing-cycles>
    <meta:document-statistic meta:table-count="0" meta:image-count="0" meta:object-count="0" meta:page-count="2" meta:paragraph-count="55" meta:word-count="244" meta:character-count="1235" meta:non-whitespace-character-count="1043"/>
    <meta:generator>LibreOffice/7.3.7.2$Linux_X86_64 LibreOffice_project/30$Build-2</meta:generator>
  </office:meta>
</office:document-meta>
</file>